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aa59" officeooo:paragraph-rsid="0012aa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is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6:03:03.879892217</meta:creation-date>
    <dc:date>2016-03-24T16:06:08.724414867</dc:date>
    <meta:editing-duration>PT3M5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5.1.1.3$Linux_X86_64 LibreOffice_project/10m0$Build-3</meta:generator>
  </office:meta>
</office:document-meta>
</file>